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yResource.isEx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Resource.get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pertyResource.getInputStream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pertyResource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pertyResource.PropertyResource( Project p , String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pertyResource.hash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pertyResource.Property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ropertyResource.getOutputStream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ropertyResource.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Resource.getSiz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